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Quotations">
      <style:text-properties officeooo:paragraph-rsid="000766d5"/>
    </style:style>
    <style:style style:name="P2" style:family="paragraph" style:parent-style-name="Text_20_body">
      <style:text-properties officeooo:paragraph-rsid="00062938"/>
    </style:style>
    <style:style style:name="P3" style:family="paragraph" style:parent-style-name="Text_20_body">
      <style:text-properties officeooo:rsid="000745ab" officeooo:paragraph-rsid="000745ab"/>
    </style:style>
    <style:style style:name="P4" style:family="paragraph" style:parent-style-name="Text_20_body">
      <style:text-properties officeooo:rsid="000766d5" officeooo:paragraph-rsid="000766d5"/>
    </style:style>
    <style:style style:name="P5" style:family="paragraph" style:parent-style-name="Heading_20_2">
      <style:text-properties officeooo:paragraph-rsid="00093ffc"/>
    </style:style>
    <style:style style:name="P6" style:family="paragraph" style:parent-style-name="Heading_20_3">
      <style:text-properties officeooo:paragraph-rsid="00093ffc"/>
    </style:style>
    <style:style style:name="P7" style:family="paragraph" style:parent-style-name="Horizontal_20_Line">
      <style:text-properties officeooo:paragraph-rsid="00093ffc"/>
    </style:style>
    <style:style style:name="P8" style:family="paragraph" style:parent-style-name="Quotations">
      <style:text-properties officeooo:paragraph-rsid="00093ffc"/>
    </style:style>
    <style:style style:name="P9" style:family="paragraph" style:parent-style-name="Text_20_body">
      <style:text-properties officeooo:rsid="0014895f" officeooo:paragraph-rsid="00093ffc"/>
    </style:style>
    <style:style style:name="P10" style:family="paragraph" style:parent-style-name="Text_20_body">
      <style:text-properties officeooo:paragraph-rsid="00093ffc"/>
    </style:style>
    <style:style style:name="T1" style:family="text">
      <style:text-properties officeooo:rsid="0004ec84"/>
    </style:style>
    <style:style style:name="T2" style:family="text">
      <style:text-properties officeooo:rsid="00062938"/>
    </style:style>
    <style:style style:name="T3" style:family="text">
      <style:text-properties officeooo:rsid="000766d5"/>
    </style:style>
    <style:style style:name="T4" style:family="text">
      <style:text-properties officeooo:rsid="0014895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
      <text:h text:style-name="Heading_20_2" text:outline-level="2"><text:s/><text:span text:style-name="T1">1- </text:span>¿Qué es el ADN?</text:h>
      <text:p text:style-name="Text_20_body"><text:span text:style-name="Emphasis">(Una exploración conceptual desde la biología hacia la arquitectura de sistemas inteligentes)</text:span></text:p>
      <text:p text:style-name="Text_20_body"><text:span text:style-name="Emphasis"/></text:p>
      <text:p text:style-name="Horizontal_20_Line"><text:span text:style-name="Emphasis"/></text:p>
      <text:p text:style-name="P2"><text:span text:style-name="Emphasis"><text:span text:style-name="T2">"En los cimientos más íntimos de toda criatura, en lo profundo de cada célula, reposa un libro antiguo que nadie escribió, y que sin embargo ha sido leído miles de millones de veces.<text:line-break/>Un código sellado en silencio, que no se interpreta, pero que se obedece con absoluta devoción.<text:line-break/>Ese libro es el ADN.</text:span></text:span></text:p>
      <text:p text:style-name="P2"><text:span text:style-name="Emphasis">Como si una inteligencia invisible hubiese depositado allí el recuerdo de lo que cada ser debe ser, cada individuo se edifica sobre este texto oculto, cumpliendo una voluntad que no conoce pero que lo guía desde dentro.</text:span><text:span text:style-name="Emphasis"><text:span text:style-name="T2">"</text:span></text:span></text:p>
      <text:p text:style-name="Horizontal_20_Line"/>
      <text:p text:style-name="Text_20_body"/>
      <text:p text:style-name="Text_20_body"/>
      <text:h text:style-name="Heading_20_3" text:outline-level="3"><text:span text:style-name="T1">1.</text:span>1. El ADN biológico: una primera aproximación</text:h>
      <text:p text:style-name="Text_20_body">El ADN, ácido desoxirribonucleico, es una molécula presente en todos los organismos vivos. Se encuentra principalmente en el núcleo de las células y contiene la información necesaria para construir, mantener y reproducir un ser vivo.</text:p>
      <text:p text:style-name="Text_20_body">Decimos que el ADN es <text:span text:style-name="Strong_20_Emphasis">“portador de información”</text:span> porque en él reside el conjunto de instrucciones que determina cómo se forma un cuerpo, cómo funciona una célula, cómo se organiza un organismo completo. Sin esa información, la vida, tal como la conocemos, no podría existir.</text:p>
      <text:p text:style-name="Text_20_body">Desde una perspectiva funcional, el ADN es el plano de ensamblaje de todo ser vivo. Sin embargo, no es un plano estático: su lectura se activa, se regula, se silencia o se intensifica según las condiciones del entorno y del desarrollo del organismo.</text:p>
      <text:p text:style-name="Quotations"><text:span text:style-name="Emphasis">El ADN es el lenguaje silencioso en el que la vida escribe sus criaturas.</text:span></text:p>
      <text:p text:style-name="Quotations"><text:span text:style-name="Emphasis"/></text:p>
      <text:p text:style-name="Horizontal_20_Line"><text:span text:style-name="Emphasis"/></text:p>
      <text:p text:style-name="P2"><text:span text:style-name="Emphasis"><text:span text:style-name="T2">"El ADN es, entonces, una arquitectura sagrada.<text:line-break/>No construida por manos, sino tejida por el tiempo y el silencio.<text:line-break/>Es la escritura con la que la vida ha trazado su firma en el polvo del universo."</text:span></text:span></text:p>
      <text:p text:style-name="Horizontal_20_Line"/>
      <text:p text:style-name="Text_20_body"/>
      <text:p text:style-name="Text_20_body"><text:soft-page-break/></text:p>
      <text:p text:style-name="Text_20_body"/>
      <text:p text:style-name="Text_20_body"/>
      <text:h text:style-name="Heading_20_3" text:outline-level="3"><text:span text:style-name="T1">1.</text:span>2. El carácter codificado del ADN</text:h>
      <text:p text:style-name="Text_20_body"/>
      <text:p text:style-name="Horizontal_20_Line"/>
      <text:p text:style-name="P3">"No hay ojos ni palabras en el ADN.<text:line-break/>Solo símbolos mudos que, sin ser comprendidos, transforman la materia en forma, la forma en ser, y el ser en historia.</text:p>
      <text:p text:style-name="P3">Así como los antiguos leían oráculos sin entender su origen, la célula se entrega al mensaje del ADN sin necesidad de comprenderlo."</text:p>
      <text:p text:style-name="Horizontal_20_Line"/>
      <text:p text:style-name="Text_20_body"/>
      <text:p text:style-name="Text_20_body">El ADN no contiene imágenes, ni conceptos humanos, ni ideas. No hay dibujos de ojos, ni fórmulas para construir alas, ni instrucciones en castellano. Contiene una <text:span text:style-name="Strong_20_Emphasis">secuencia codificada</text:span> de bases (A, T, C, G) que forman palabras biológicas que solo tienen sentido dentro del sistema que las interpreta: la célula.</text:p>
      <text:p text:style-name="Text_20_body">Las células no "leen" el ADN como si fueran conscientes. No entienden su contenido. <text:span text:style-name="Strong_20_Emphasis">Ejecutan instrucciones</text:span> codificadas, como una computadora ejecuta un programa. Cada gen es como una subrutina, y el organismo completo es el resultado de una coreografía precisa, repetida generación tras generación.</text:p>
      <text:p text:style-name="Text_20_body">Por eso, <text:span text:style-name="Strong_20_Emphasis">decimos que el ADN no se interpreta, se ejecuta</text:span>. Es código vivo, no pensamiento.</text:p>
      <text:p text:style-name="Horizontal_20_Line"/>
      <text:h text:style-name="Heading_20_3" text:outline-level="3"/>
      <text:h text:style-name="Heading_20_3" text:outline-level="3"><text:span text:style-name="T1">1.</text:span>3. El ADN y la identidad del individuo</text:h>
      <text:p text:style-name="Text_20_body"/>
      <text:p text:style-name="Horizontal_20_Line"/>
      <text:p text:style-name="P4">"Si cada uno de nosotros lleva dentro una versión única del mismo libro, entonces somos todos páginas distintas de una misma obra.<text:line-break/>Nadie es copia de otro.<text:line-break/>Todos somos exploraciones nuevas de una inteligencia que busca, aprende y transforma."</text:p>
      <text:p text:style-name="Horizontal_20_Line"/>
      <text:p text:style-name="Text_20_body"/>
      <text:p text:style-name="Text_20_body"><text:soft-page-break/>El ADN define lo que somos. Determina la arquitectura de nuestro cuerpo, nuestras capacidades físicas, la estructura del cerebro, la forma de nuestras manos, incluso muchas tendencias de comportamiento.</text:p>
      <text:p text:style-name="Text_20_body">Pero este código <text:span text:style-name="Strong_20_Emphasis">no se copia</text:span> de un ser a otro como un duplicado exacto. Se <text:span text:style-name="Strong_20_Emphasis">reproduce con variaciones</text:span>. Hay recombinación, mutaciones, ajustes. Cada nuevo ser que nace lleva consigo una nueva versión del libro, una que nunca antes había sido escrita.</text:p>
      <text:p text:style-name="Quotations"><text:span text:style-name="Emphasis">Cada individuo es una edición única de una historia eterna.</text:span></text:p>
      <text:p text:style-name="Text_20_body">Este punto es esencial para la idea de un <text:span text:style-name="Strong_20_Emphasis">sistema inteligente basado en individuos</text:span>.<text:line-break/>Porque si cada ser es una configuración diferente del ADN, entonces <text:span text:style-name="Strong_20_Emphasis">cada nuevo individuo representa un nodo diferente en el proceso de exploración de soluciones</text:span>.<text:line-break/>No hay dos iguales.<text:line-break/>Cada uno intenta algo que nunca antes fue intentado.</text:p>
      <text:p text:style-name="Text_20_body">Por eso afirmamos:</text:p>
      <text:p text:style-name="Quotations"><text:span text:style-name="Strong_20_Emphasis">Cada nuevo individuo puede ser considerado una nueva especie.</text:span><text:line-break/><text:span text:style-name="Strong_20_Emphasis">Cada nodo del árbol de pensamiento de la vida es único.</text:span></text:p>
      <text:p text:style-name="Text_20_body">Así es como la vida avanza: no repitiendo, sino creando. No regresando, sino explorando.<text:line-break/>Y su inteligencia consiste en la manera en que estas variaciones son probadas, seleccionadas y retenidas.</text:p>
      <text:p text:style-name="Text_20_body"/>
      <text:p text:style-name="Horizontal_20_Line"/>
      <text:p text:style-name="P1"><text:span text:style-name="T3">"</text:span>Cada nacimiento es una revelación.<text:line-break/>Cada individuo, un intento del universo por decir algo que aún no ha dicho.<text:line-break/>Y la vida, en su sabiduría, nunca repite dos veces la misma oración.<text:span text:style-name="T3">"</text:span></text:p>
      <text:p text:style-name="Horizontal_20_Line"/>
      <text:h text:style-name="Heading_20_3" text:outline-level="3"><text:span text:style-name="T1">1.</text:span>4. Limitaciones de la visión biológica del ADN</text:h>
      <text:p text:style-name="Text_20_body"/>
      <text:p text:style-name="Horizontal_20_Line"/>
      <text:p text:style-name="P4">"Durante mucho tiempo creímos que conocíamos el libro, porque podíamos leer sus palabras.<text:line-break/>Pero el ADN no es solo un manual; es un misterio.<text:line-break/>Y como todo misterio, tiene zonas iluminadas y zonas veladas.</text:p>
      <text:p text:style-name="P4">En sus silencios podría esconderse el sentido. En su aparente inutilidad, el propósito."</text:p>
      <text:p text:style-name="Horizontal_20_Line"/>
      <text:p text:style-name="Text_20_body"/>
      <text:p text:style-name="Text_20_body">Durante décadas, hemos pensado en el ADN como un simple manual para construir cuerpos.<text:line-break/>Pero esa visión se ha mostrado incompleta.</text:p>
      <text:p text:style-name="Text_20_body"><text:soft-page-break/>Mucho del ADN <text:span text:style-name="Strong_20_Emphasis">no parece codificar proteínas</text:span>, y sin embargo está presente. Algunas regiones regulan, otras se silencian, otras se activan en momentos específicos. La epigenética, los patrones de expresión, los silencios programados: todo esto indica que el ADN <text:span text:style-name="Strong_20_Emphasis">es más que un plano de piezas</text:span>.</text:p>
      <text:p text:style-name="Text_20_body">Entonces, ¿es posible que el ADN contenga otra clase de información?<text:line-break/>¿Podría estar funcionando como un <text:span text:style-name="Strong_20_Emphasis">dispositivo de memoria</text:span>, más allá del cuerpo?</text:p>
      <text:p text:style-name="Text_20_body">En este laboratorio lo proponemos como una <text:span text:style-name="Strong_20_Emphasis">memoria lógica</text:span>: una estructura capaz de <text:span text:style-name="Strong_20_Emphasis">almacenar el estado de un proceso</text:span>, y de ser utilizada por un sistema inteligente que no necesita comprender su contenido para actuar sobre él.<text:line-break/>Igual que la célula no entiende el ADN, pero lo usa.<text:line-break/>Igual que una máquina no comprende los datos, pero los transforma.</text:p>
      <text:p text:style-name="Text_20_body"/>
      <text:p text:style-name="Horizontal_20_Line"/>
      <text:p text:style-name="P4">"Tal vez el ADN no solo edifica cuerpos, sino que registra preguntas que aún no sabemos formular.<text:line-break/>Tal vez sea el lugar donde la vida recuerda aquello que nosotros hemos olvidado."</text:p>
      <text:p text:style-name="Horizontal_20_Line"/>
      <text:p text:style-name="Text_20_body"/>
      <text:p text:style-name="Text_20_body"/>
      <text:h text:style-name="P5" text:outline-level="2"><text:span text:style-name="T4">2- </text:span>¿Qué es la memoria?</text:h>
      <text:p text:style-name="P10"/>
      <text:p text:style-name="P7"/>
      <text:p text:style-name="P9">"No somos lo que tenemos, ni lo que hacemos.<text:line-break/>Somos, sobre todo, lo que recordamos.</text:p>
      <text:p text:style-name="P8">La memoria es el espejo donde el tiempo se mira a sí mismo.<text:line-break/>Es el fuego que no se apaga en la noche del olvido.</text:p>
      <text:p text:style-name="P9">Allí donde algo es conservado —una palabra, una forma, una vibración— hay un vestigio del alma.<text:line-break/>Porque la memoria es el modo en que el ser persiste. Y toda persistencia es un acto sagrado."</text:p>
      <text:p text:style-name="P7"/>
      <text:h text:style-name="P6" text:outline-level="3">2.1 Memoria humana: la experiencia directa</text:h>
      <text:p text:style-name="P10">Cada uno de nosotros sabe, sin necesidad de definiciones, lo que significa tener memoria. Lo sabemos porque la usamos a cada instante: recordamos lo que hicimos ayer, lo que sentimos al oír una canción, o el nombre de alguien que amamos.</text:p>
      <text:p text:style-name="P10">Podemos cerrar los ojos y revivir un momento de la infancia; podemos traer a la conciencia el rostro de un amigo, una promesa que hicimos, una lección que aprendimos. La memoria es el hilo invisible que <text:soft-page-break/>da continuidad a nuestra historia, y sin ella, todo se rompería. Si olvidáramos todo lo que hemos vivido, dejaríamos de ser quienes somos. Perder la memoria no es solo olvidar datos: es perder identidad.</text:p>
      <text:p text:style-name="P10">Y en cambio, mientras recordamos, nos sentimos completos. Somos capaces de aprender, elegir, cambiar. Porque lo que recordamos nos guía, nos define, nos moldea.</text:p>
      <text:p text:style-name="P10"/>
      <text:p text:style-name="P7"/>
      <text:p text:style-name="P9">"Lo que recordamos no es solo pasado.<text:line-break/>Es raíz.<text:line-break/>Cada recuerdo es una hebra de la identidad, un hilo que conecta lo que fuimos con lo que seremos.</text:p>
      <text:p text:style-name="P9">Por eso, la memoria no es solo una facultad. Es un templo interior.<text:line-break/>Un santuario donde el espíritu conserva su forma, incluso cuando todo alrededor cambia."</text:p>
      <text:p text:style-name="P7"/>
      <text:h text:style-name="P6" text:outline-level="3">2.2 Memoria como registro de información</text:h>
      <text:p text:style-name="P10"/>
      <text:p text:style-name="P7"/>
      <text:p text:style-name="P9">"La memoria no pertenece solo a la mente humana.<text:line-break/>Está en las cosas.<text:line-break/>En el barro cocido de las tablillas sumerias, en las grietas de un tronco viejo, en la vibración de una cuerda al ser pulsada.</text:p>
      <text:p text:style-name="P9">El mundo no olvida. Solo espera a ser escuchado."</text:p>
      <text:p text:style-name="P7"/>
      <text:p text:style-name="P10"/>
      <text:p text:style-name="P10">Pero la memoria no es solo humana. Un libro también “recuerda” las palabras que el autor escribió. Una piedra con marcas talladas guarda los rastros de una civilización antigua. Un disco contiene una canción, un archivo digital conserva una imagen, y una carta olvidada revive emociones del pasado.</text:p>
      <text:p text:style-name="P10">Llamamos memoria a cualquier cosa capaz de guardar información y traerla de vuelta más adelante. No importa si se trata de palabras, imágenes, sonidos, símbolos o secuencias químicas: si puede persistir en el tiempo y ser recuperada, entonces tiene memoria.</text:p>
      <text:p text:style-name="P10">Un cuaderno es memoria. Una pintura rupestre es memoria. Una fotografía también lo es.</text:p>
      <text:p text:style-name="P10">La memoria, entonces, es algo más amplio que nuestra mente: está en todas partes. En todo lugar donde la información se conserva y sobrevive.</text:p>
      <text:p text:style-name="P10"/>
      <text:p text:style-name="P7"/>
      <text:p text:style-name="P9"><text:soft-page-break/>"Donde hay un trazo, hay un testigo.<text:line-break/>Donde hay forma preservada, hay memoria.</text:p>
      <text:p text:style-name="P9">La realidad, quizás, no es otra cosa que una vasta sinfonía de recuerdos en distintas materias."</text:p>
      <text:p text:style-name="P7"/>
      <text:h text:style-name="P6" text:outline-level="3">2.3 Soporte, forma y permanencia</text:h>
      <text:p text:style-name="P10"/>
      <text:p text:style-name="P7"/>
      <text:p text:style-name="P9">"Toda memoria necesita un cuerpo.<text:line-break/>Un altar donde fijarse.</text:p>
      <text:p text:style-name="P9">Porque nada que perdura lo hace sin materia.<text:line-break/>Y toda materia que guarda algo se vuelve sagrada."</text:p>
      <text:p text:style-name="P7"/>
      <text:p text:style-name="P10"/>
      <text:p text:style-name="P10"/>
      <text:p text:style-name="P10">Para que la memoria exista, necesita un soporte. Algo físico donde asentarse.</text:p>
      <text:p text:style-name="P10">A veces es el papel. A veces, el silicio de un chip. O las neuronas de nuestro cerebro. O las curvas de un surco en un disco de vinilo. O los patrones químicos de una molécula de ADN.</text:p>
      <text:p text:style-name="P10">La forma que toma la memoria depende del soporte: puede ser una palabra escrita, una melodía, una imagen o una secuencia de símbolos. Y su permanencia también varía: hay memorias que duran unos segundos, como una conversación; y otras que perduran miles de años, como una inscripción tallada en piedra o una pintura en la cueva de Altamira.</text:p>
      <text:p text:style-name="P10">Pero más allá del soporte o la forma, lo que importa es su función: conservar información que pueda ser recuperada en el futuro. Esa es la esencia de toda memoria.</text:p>
      <text:p text:style-name="P10"/>
      <text:p text:style-name="P7"/>
      <text:p text:style-name="P9">"Algunas memorias duran un instante y se desvanecen como el aliento en un espejo.<text:line-break/>Otras resisten los siglos, como inscripciones en la roca o constelaciones talladas en el cielo.</text:p>
      <text:p text:style-name="P9">Pero en todas ellas hay una misma voluntad: resistir al olvido.<text:line-break/>Ser puente entre lo que fue y lo que puede volver a ser."</text:p>
      <text:p text:style-name="P7"/>
      <text:p text:style-name="P10"/>
      <text:p text:style-name="P10"/>
      <text:h text:style-name="P6" text:outline-level="3"><text:soft-page-break/>2.4 Una definición general de memoria</text:h>
      <text:p text:style-name="P10"/>
      <text:p text:style-name="P7"/>
      <text:p text:style-name="P9">"Si el universo piensa, lo hace a través de sistemas que recuerdan.<text:line-break/>La memoria es la condición del aprendizaje, el eco donde la experiencia deja su marca.</text:p>
      <text:p text:style-name="P9">En todo sistema que evoluciona, hay memoria.<text:line-break/>Y en toda memoria, hay espíritu."</text:p>
      <text:p text:style-name="P7"/>
      <text:p text:style-name="P10"/>
      <text:p text:style-name="P10"/>
      <text:p text:style-name="P10">Podemos entonces decir:</text:p>
      <text:p text:style-name="P8"><text:span text:style-name="Strong_20_Emphasis">Llamamos memoria a cualquier mecanismo capaz de conservar y almacenar información de forma que pueda ser recuperada más adelante.</text:span></text:p>
      <text:p text:style-name="P10">Esta definición es lo suficientemente amplia como para aplicarse tanto a personas como a animales, máquinas, o sistemas abstractos.</text:p>
      <text:p text:style-name="P10">Y es justamente esta definición la que nos permitirá comprender cómo funciona la vida como un sistema inteligente. Porque, como todo sistema que aprende, evoluciona y se adapta, necesita conservar información. Necesita una memoria.</text:p>
      <text:p text:style-name="P10"/>
      <text:p text:style-name="P7"/>
      <text:p text:style-name="P9">"Así como el alma sostiene la identidad a través del paso del tiempo,<text:line-break/>la memoria sostiene la conciencia en todo sistema inteligente.</text:p>
      <text:p text:style-name="P9">La memoria es la forma que tiene el tiempo de tocar lo eterno."</text:p>
      <text:p text:style-name="P7"/>
      <text:p text:style-name="Text_20_body"><text:span text:style-name="Strong_20_Emphasis"/></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5-07-27T17:37:46.377000000</meta:creation-date>
    <dc:date>2025-07-27T20:10:29.639000000</dc:date>
    <meta:editing-duration>PT1H1M9S</meta:editing-duration>
    <meta:editing-cycles>7</meta:editing-cycles>
    <meta:generator>LibreOffice/7.3.5.2$Windows_X86_64 LibreOffice_project/184fe81b8c8c30d8b5082578aee2fed2ea847c01</meta:generator>
    <meta:document-statistic meta:table-count="0" meta:image-count="0" meta:object-count="0" meta:page-count="7" meta:paragraph-count="71" meta:word-count="1814" meta:character-count="10774" meta:non-whitespace-character-count="9030"/>
  </office:meta>
</office:document-meta>
</file>